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DD00000015F44D552F.png" manifest:media-type="image/png"/>
  <manifest:file-entry manifest:full-path="Pictures/100000110000012C000000DB00094151.gif" manifest:media-type="image/gif"/>
  <manifest:file-entry manifest:full-path="Pictures/10000201000001E60000012233A361EB.png" manifest:media-type="image/png"/>
  <manifest:file-entry manifest:full-path="Pictures/1000000A0000012C000000AF18163CC2.gif" manifest:media-type="image/gif"/>
  <manifest:file-entry manifest:full-path="Pictures/1000020100000556000002D8F71290F1.png" manifest:media-type="image/png"/>
  <manifest:file-entry manifest:full-path="Pictures/10000005000001F4000001193CC7493F.gif" manifest:media-type="image/gif"/>
  <manifest:file-entry manifest:full-path="Pictures/10000201000001E60000004B021F08A1.png" manifest:media-type="image/png"/>
  <manifest:file-entry manifest:full-path="Pictures/10000201000001D7000001283FCBE335.png" manifest:media-type="image/png"/>
  <manifest:file-entry manifest:full-path="Pictures/1000020100000556000003001C8A9FC5.png" manifest:media-type="image/png"/>
  <manifest:file-entry manifest:full-path="Pictures/1000020100000538000002E54D9AFEC3.png" manifest:media-type="image/png"/>
  <manifest:file-entry manifest:full-path="Pictures/10000201000005560000029AA502E780.png" manifest:media-type="image/png"/>
  <manifest:file-entry manifest:full-path="Pictures/10000201000004E0000001295085EAE2.png" manifest:media-type="image/png"/>
  <manifest:file-entry manifest:full-path="Pictures/10000201000005F6000001F1A613749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layer="layout" svg:width="25.199cm" svg:height="3.506cm" svg:x="1.4cm" svg:y="8.294cm" presentation:class="title" presentation:user-transformed="true">
          <draw:text-box>
            <text:p>Camera Rend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draw:frame presentation:style-name="pr4" draw:layer="layout" svg:width="25.199cm" svg:height="3.506cm" svg:x="1.4cm" svg:y="0.837cm" presentation:class="title">
          <draw:text-box>
            <text:p>Depth</text:p>
          </draw:text-box>
        </draw:frame>
        <draw:frame draw:style-name="gr2" draw:text-style-name="P2" draw:layer="layout" svg:width="27.999cm" svg:height="9.117cm" svg:x="0cm" svg:y="5.889cm">
          <draw:image xlink:href="Pictures/10000201000005F6000001F1A6137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Clear Flag</text:p>
          </draw:text-box>
        </draw:frame>
        <draw:frame draw:style-name="gr2" draw:text-style-name="P2" draw:layer="layout" svg:width="29.178cm" svg:height="7.979cm" svg:x="1.022cm" svg:y="6.221cm">
          <draw:image xlink:href="Pictures/10000201000004E0000001295085EAE2.png" xlink:type="simple" xlink:show="embed" xlink:actuate="onLoad">
            <text:p/>
          </draw:image>
        </draw:frame>
        <draw:frame draw:style-name="gr2" draw:text-style-name="P2" draw:layer="layout" svg:width="30.8cm" svg:height="8cm" svg:x="0cm" svg:y="6.2cm">
          <draw:image xlink:href="Pictures/10000201000004E0000001295085EA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7.999cm" svg:height="15.528cm" svg:x="0.001cm" svg:y="2.773cm">
          <draw:image xlink:href="Pictures/1000020100000538000002E54D9AFE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12.462cm" svg:height="7.831cm" svg:x="7.829cm" svg:y="6.63cm">
          <draw:image xlink:href="Pictures/10000201000001D7000001283FCBE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7.999cm" svg:height="15.74cm" svg:x="0.001cm" svg:y="2.66cm">
          <draw:image xlink:href="Pictures/1000020100000556000003001C8A9F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12.859cm" svg:height="1.983cm" svg:x="7.63cm" svg:y="9.554cm">
          <draw:image xlink:href="Pictures/10000201000001E60000004B021F08A1.png" xlink:type="simple" xlink:show="embed" xlink:actuate="onLoad">
            <text:p/>
          </draw:image>
        </draw:frame>
        <draw:frame draw:style-name="gr3" draw:text-style-name="P3" draw:layer="layout" svg:width="19.045cm" svg:height="2.937cm" svg:x="5.4cm" svg:y="9cm">
          <draw:image xlink:href="Pictures/10000201000001E60000004B021F08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3" draw:layer="layout" svg:width="27.999cm" svg:height="14.921cm" svg:x="0cm" svg:y="3.085cm">
          <draw:image xlink:href="Pictures/1000020100000556000002D8F71290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201cm" svg:y="3.6cm" presentation:class="title" presentation:user-transformed="true">
          <draw:text-box>
            <text:p>DEMO</text:p>
          </draw:text-box>
        </draw:frame>
        <draw:frame draw:style-name="gr3" draw:text-style-name="P3" draw:layer="layout" svg:width="13.228cm" svg:height="7.434cm" svg:x="1.4cm" svg:y="7.6cm">
          <draw:image xlink:href="Pictures/10000005000001F4000001193CC7493F.gif" xlink:type="simple" xlink:show="embed" xlink:actuate="onLoad">
            <text:p/>
          </draw:image>
        </draw:frame>
        <draw:frame draw:style-name="gr3" draw:text-style-name="P3" draw:layer="layout" svg:width="7.91cm" svg:height="4.629cm" svg:x="16cm" svg:y="9.4cm">
          <draw:image xlink:href="Pictures/1000000A0000012C000000AF18163CC2.gif" xlink:type="simple" xlink:show="embed" xlink:actuate="onLoad">
            <text:p/>
          </draw:image>
        </draw:frame>
        <draw:frame draw:style-name="gr3" draw:text-style-name="P3" draw:layer="layout" svg:width="11.91cm" svg:height="6.97cm" svg:x="15.89cm" svg:y="8.03cm">
          <draw:image xlink:href="Pictures/1000000A0000012C000000AF18163CC2.gif" xlink:type="simple" xlink:show="embed" xlink:actuate="onLoad">
            <text:p/>
          </draw:image>
        </draw:frame>
        <draw:frame draw:style-name="gr3" draw:text-style-name="P3" draw:layer="layout" svg:width="13.172cm" svg:height="7.709cm" svg:x="14.628cm" svg:y="7.291cm">
          <draw:image xlink:href="Pictures/1000000A0000012C000000AF18163CC2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Normalized Viewport Rectangle</text:p>
          </draw:text-box>
        </draw:frame>
        <draw:frame draw:style-name="gr3" draw:text-style-name="P3" draw:layer="layout" svg:width="27.999cm" svg:height="13.65cm" svg:x="0.023cm" svg:y="3.721cm">
          <draw:image xlink:href="Pictures/10000201000005560000029AA502E7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12.859cm" svg:height="7.672cm" svg:x="7.63cm" svg:y="6.71cm">
          <draw:image xlink:href="Pictures/10000201000001E60000012233A361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9">
        <draw:frame presentation:style-name="pr1" draw:layer="layout" svg:width="25.199cm" svg:height="3.506cm" svg:x="1.401cm" svg:y="2.6cm" presentation:class="title" presentation:user-transformed="true">
          <draw:text-box>
            <text:p>DEMO</text:p>
          </draw:text-box>
        </draw:frame>
        <draw:frame draw:style-name="gr3" draw:text-style-name="P3" draw:layer="layout" svg:width="7.937cm" svg:height="5.793cm" svg:x="10.091cm" svg:y="7.649cm">
          <draw:image xlink:href="Pictures/100000110000012C000000DB00094151.gif" xlink:type="simple" xlink:show="embed" xlink:actuate="onLoad">
            <text:p/>
          </draw:image>
        </draw:frame>
        <draw:frame draw:style-name="gr3" draw:text-style-name="P3" draw:layer="layout" svg:width="12.709cm" svg:height="9.276cm" svg:x="7.8cm" svg:y="7.324cm">
          <draw:image xlink:href="Pictures/100000110000012C000000DB00094151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Rendering Paths</text:p>
          </draw:text-box>
        </draw:frame>
        <draw:frame draw:style-name="gr3" draw:text-style-name="P3" draw:layer="layout" svg:width="17.633cm" svg:height="0.774cm" svg:x="5.2cm" svg:y="9.6cm">
          <draw:image xlink:href="Pictures/10000201000001DD00000015F44D5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9"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8:49:32.338000000</meta:creation-date>
    <dc:date>2016-10-10T15:27:21.614000000</dc:date>
    <meta:editing-duration>PT1H42M17S</meta:editing-duration>
    <meta:editing-cycles>8</meta:editing-cycles>
    <meta:generator>LibreOffice/4.4.7.2$Windows_x86 LibreOffice_project/f3153a8b245191196a4b6b9abd1d0da16eead600</meta:generator>
    <meta:document-statistic meta:object-count="84"/>
  </office:meta>
</office:document-meta>
</file>